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a1" officeooo:paragraph-rsid="00171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algorithms:</text:p>
      <text:p text:style-name="P1"/>
      <text:p text:style-name="P1">*** Parameterized fizz-buzz:</text:p>
      <text:p text:style-name="P1"/>
      <text:p text:style-name="P1">fizzbuzz([3, “apple”, 5, “pan”, 8, “dowdy”]</text:p>
      <text:p text:style-name="P1"/>
      <text:p text:style-name="P1"/>
      <text:p text:style-name="P1">*** radix converter</text:p>
      <text:p text:style-name="P1">get an input string and a base that that string is in, convert it to a decimal integer</text:p>
      <text:p text:style-name="P1"/>
      <text:p text:style-name="P1">fn(‘101’, 2) // <text:s/>5</text:p>
      <text:p text:style-name="P1"/>
      <text:p text:style-name="P1">fn(‘2A6’, 678) // 678</text:p>
      <text:p text:style-name="P1"/>
      <text:p text:style-name="P1">The string will not contain lowercase letters and 2 &lt;= radix &lt;= 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09:18:00.255430159</meta:creation-date>
    <dc:date>2018-12-22T09:25:45.029077145</dc:date>
    <meta:editing-duration>PT7M45S</meta:editing-duration>
    <meta:editing-cycles>1</meta:editing-cycles>
    <meta:document-statistic meta:table-count="0" meta:image-count="0" meta:object-count="0" meta:page-count="1" meta:paragraph-count="8" meta:word-count="54" meta:character-count="303" meta:non-whitespace-character-count="256"/>
    <meta:generator>LibreOffice/6.0.7.3$Linux_X86_64 LibreOffice_project/00m0$Build-3</meta:generator>
  </office:meta>
</office:document-meta>
</file>